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lpat-bcF3fzAChuqhDMtN3Ua9sm86MQp1OjI3cAk.01.0z18dyt4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5:51:02.122215409</meta:creation-date>
    <dc:date>2025-11-19T15:51:23.328766229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7.3.7.2$Linux_X86_64 LibreOffice_project/30$Build-2</meta:generator>
  </office:meta>
</office:document-meta>
</file>